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7a4f45" style:parent-style-name="Standard">
      <style:text-properties fo:font-size="11.0pt" style:font-name-asian="Cambria" style:font-size-asian="11.0pt"/>
    </style:style>
    <style:style style:family="paragraph" style:name="a8bc3a6" style:parent-style-name="Standard">
      <style:text-properties fo:font-size="11.0pt" style:font-name-asian="Cambria" style:font-size-asian="11.0pt"/>
    </style:style>
    <style:style style:family="table-cell" style:name="ad08cc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46d2a" style:parent-style-name="Standard">
      <style:text-properties fo:font-size="11.0pt" style:font-name-asian="Cambria" style:font-size-asian="11.0pt"/>
    </style:style>
    <style:style style:family="paragraph" style:name="a098339" style:parent-style-name="Standard">
      <style:text-properties fo:font-size="11.0pt" style:font-name-asian="Cambria" style:font-size-asian="11.0pt"/>
    </style:style>
    <style:style style:family="table-cell" style:name="a192a9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c6b35" style:parent-style-name="Standard">
      <style:text-properties fo:font-size="11.0pt" style:font-name-asian="Cambria" style:font-size-asian="11.0pt"/>
    </style:style>
    <style:style style:family="paragraph" style:name="a57ac5f" style:parent-style-name="Standard">
      <style:text-properties fo:font-size="11.0pt" style:font-name-asian="Cambria" style:font-size-asian="11.0pt"/>
    </style:style>
    <style:style style:family="table-cell" style:name="a6c6b4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3889e" style:parent-style-name="Standard">
      <style:text-properties fo:font-size="11.0pt" style:font-name-asian="Cambria" style:font-size-asian="11.0pt"/>
    </style:style>
    <style:style style:family="paragraph" style:name="a95f6fa" style:parent-style-name="Standard">
      <style:text-properties fo:font-size="11.0pt" style:font-name-asian="Cambria" style:font-size-asian="11.0pt"/>
    </style:style>
    <style:style style:family="table-cell" style:name="a64847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061ec3">
      <style:table-column-properties style:rel-column-width="50*"/>
    </style:style>
    <style:style style:family="table" style:name="afe8e0e">
      <style:table-properties fo:margin-left="0.0mm" style:width="16.372cm" table:align="left"/>
    </style:style>
    <style:style style:family="paragraph" style:name="acb6265" style:parent-style-name="Überschrift2">
      <style:paragraph-properties/>
    </style:style>
    <style:style style:family="paragraph" style:name="a7534cb" style:parent-style-name="Überschrift2">
      <style:paragraph-properties/>
    </style:style>
    <style:style style:family="paragraph" style:name="a419167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5ef348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8b29bc" style:parent-style-name="Überschrift2">
      <style:paragraph-properties/>
    </style:style>
    <style:style style:family="paragraph" style:name="af13363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e3b676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6bd2ab" style:parent-style-name="Standard">
      <style:paragraph-properties>
        <style:tab-stops>
          <style:tab-stop style:position="1.0cm"/>
          <style:tab-stop style:position="3.0cm"/>
          <style:tab-stop style:position="6.001cm"/>
          <style:tab-stop style:position="8.001cm"/>
        </style:tab-stops>
      </style:paragraph-properties>
    </style:style>
    <style:style style:family="paragraph" style:name="a5d2d55" style:parent-style-name="Überschrift2">
      <style:paragraph-properties/>
    </style:style>
    <style:style style:family="paragraph" style:name="af55966" style:parent-style-name="Überschrift2">
      <style:paragraph-properties/>
    </style:style>
    <style:style style:family="paragraph" style:name="aaf7362" style:parent-style-name="Titel">
      <style:paragraph-properties fo:break-before="page"/>
    </style:style>
  </office:automatic-styles>
  <office:body>
    <office:text>
      <text:p text:style-name="aaf7362">Tabs</text:p>
      <text:p text:style-name="Untertitel">Examples</text:p>
      <text:h text:outline-level="2" text:style-name="af55966">Tab Left, default 1,5cm</text:h>
      <text:p text:style-name="Standard">X<text:tab/>xxxxxxxxx<text:tab/>xxxxxxxxxxxxx<text:tab/>xxxxxxxxx</text:p>
      <text:p text:style-name="Standard">Xxx<text:tab/>xx<text:tab/><text:tab/>xxx<text:tab/><text:tab/>xxx (used multiple tabs in some places)</text:p>
      <text:p text:style-name="Standard"/>
      <text:h text:outline-level="2" text:style-name="a5d2d55">Tab Left, hard coded (1cm, 3cm, 6cm, 8cm)</text:h>
      <text:p text:style-name="a6bd2ab">X<text:tab/>xxx<text:tab/>xxx<text:tab/>xxx<text:tab/>xxx</text:p>
      <text:p text:style-name="ae3b676">Xxx<text:tab/>xxxxxx<text:tab/>x<text:tab/>xxxxxxx<text:tab/>xxxxxxxxx</text:p>
      <text:p text:style-name="af13363"/>
      <text:h text:outline-level="2" text:style-name="a8b29bc">Tab Left, hard coded, with fill characters</text:h>
      <text:p text:style-name="a5ef348">X<text:tab/>xxx<text:tab/>xxx<text:tab/>xxx<text:tab/>xxx</text:p>
      <text:p text:style-name="a419167">Xxx<text:tab/>xxxxxx<text:tab/>x<text:tab/>xxxxxxx<text:tab/>xxxxxxxxx</text:p>
      <text:h text:outline-level="2" text:style-name="a7534cb"/>
      <text:h text:outline-level="2" text:style-name="acb6265">Tabs in Table</text:h>
      <table:table table:style-name="afe8e0e">
        <table:table-column table:number-columns-repeated="2" table:style-name="a061ec3"/>
        <table:table-row>
          <table:table-cell table:style-name="a648471">
            <text:p text:style-name="a95f6fa">X<text:tab/>xxx<text:tab/>xxx<text:tab/>xxxxxxxx</text:p>
            <text:p text:style-name="a13889e">Xxxx<text:tab/>x<text:tab/>x<text:tab/>x</text:p>
          </table:table-cell>
          <table:table-cell table:style-name="a6c6b44">
            <text:p text:style-name="a57ac5f">X<text:tab/>xxx<text:tab/>xxx<text:tab/>xxxxxxxx</text:p>
            <text:p text:style-name="a4c6b35">Xxxx<text:tab/>x<text:tab/>x<text:tab/>x</text:p>
          </table:table-cell>
        </table:table-row>
        <table:table-row>
          <table:table-cell table:style-name="a192a99">
            <text:p text:style-name="a098339">X<text:tab/>xxx<text:tab/>xxx<text:tab/>xxxxxxxx</text:p>
            <text:p text:style-name="a546d2a">Xxxx<text:tab/>x<text:tab/>x<text:tab/>x</text:p>
          </table:table-cell>
          <table:table-cell table:style-name="ad08cc0">
            <text:p text:style-name="a8bc3a6">X<text:tab/>xxx<text:tab/>xxx<text:tab/>xxxxxxxx</text:p>
            <text:p text:style-name="a7a4f45">Xxxx<text:tab/>x<text:tab/>x<text:tab/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4</dc:date>
    <meta:editing-cycles>2</meta:editing-cycles>
    <meta:editing-duration>PT0.018S</meta:editing-duration>
  </office:meta>
</office:document-meta>
</file>